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none" draw:fill-color="#ffffff" fo:min-height="3.05cm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05cm" draw:marker-end-width="0.05cm" draw:fill="solid" draw:fill-color="#9900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3cm" svg:stroke-color="#ddddd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cm"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1.32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3.4cm" svg:x="1cm" svg:y="1.025cm">
          <draw:text-box>
            <text:p text:style-name="P1"><text:span text:style-name="T1">autoCut</text:span></text:p>
            <text:p text:style-name="P1"><text:span text:style-name="T2"/></text:p>
            <text:p text:style-name="P1"><text:span text:style-name="T2">Overview – Positioning System</text:span></text:p>
          </draw:text-box>
        </draw:frame>
        <draw:custom-shape draw:style-name="gr2" draw:text-style-name="P1" draw:layer="layout" svg:width="0.925cm" svg:height="0.45cm" draw:transform="rotate (0.785398163397448) translate (4.207cm 6.86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0.785398163397448) translate (4.56cm 7.14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0.785398163397448) translate (4.932cm 6.7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5cm" svg:height="0.225cm" draw:transform="rotate (0.785398163397448) translate (4.737cm 7.2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-2.35619449019235) translate (5.374cm 6.8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4cm" svg:height="0.8cm" draw:transform="rotate (0.785398163397448) translate (3.57cm 6.191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819cm" svg:y1="6.226cm" svg:x2="4.613cm" svg:y2="5.431cm">
          <text:p/>
        </draw:line>
        <draw:line draw:style-name="gr6" draw:text-style-name="P1" draw:layer="layout" svg:x1="3.961cm" svg:y1="6.368cm" svg:x2="4.755cm" svg:y2="5.573cm">
          <text:p/>
        </draw:line>
        <draw:line draw:style-name="gr6" draw:text-style-name="P1" draw:layer="layout" svg:x1="4.103cm" svg:y1="6.509cm" svg:x2="4.897cm" svg:y2="5.714cm">
          <text:p/>
        </draw:line>
        <draw:line draw:style-name="gr6" draw:text-style-name="P1" draw:layer="layout" svg:x1="4.066cm" svg:y1="5.697cm" svg:x2="4.631cm" svg:y2="6.262cm">
          <text:p/>
        </draw:line>
        <draw:line draw:style-name="gr7" draw:text-style-name="P1" draw:layer="layout" svg:x1="4.331cm" svg:y1="6.562cm" svg:x2="4.419cm" svg:y2="6.65cm">
          <text:p/>
        </draw:line>
        <draw:custom-shape draw:style-name="gr8" draw:text-style-name="P1" draw:layer="layout" svg:width="0.6cm" svg:height="0.725cm" draw:transform="rotate (-3.14159265358979) translate (4.657cm 6.0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25cm" svg:height="0.45cm" draw:transform="rotate (-0.785398163397449) translate (16.291cm 5.7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-0.785398163397448) translate (16.008cm 6.1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-0.785398163397448) translate (16.38cm 6.5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5cm" svg:height="0.225cm" draw:transform="rotate (-0.785398163397449) translate (15.938cm 6.31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2.35619449019234) translate (16.256cm 6.9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4cm" svg:height="0.8cm" draw:transform="rotate (-0.785398163397449) translate (16.963cm 5.1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928cm" svg:y1="5.399cm" svg:x2="17.723cm" svg:y2="6.193cm">
          <text:p/>
        </draw:line>
        <draw:line draw:style-name="gr6" draw:text-style-name="P1" draw:layer="layout" svg:x1="16.786cm" svg:y1="5.541cm" svg:x2="17.581cm" svg:y2="6.335cm">
          <text:p/>
        </draw:line>
        <draw:line draw:style-name="gr6" draw:text-style-name="P1" draw:layer="layout" svg:x1="16.644cm" svg:y1="5.683cm" svg:x2="17.439cm" svg:y2="6.477cm">
          <text:p/>
        </draw:line>
        <draw:line draw:style-name="gr6" draw:text-style-name="P1" draw:layer="layout" svg:x1="17.457cm" svg:y1="5.646cm" svg:x2="16.892cm" svg:y2="6.211cm">
          <text:p/>
        </draw:line>
        <draw:line draw:style-name="gr7" draw:text-style-name="P1" draw:layer="layout" svg:x1="16.591cm" svg:y1="5.911cm" svg:x2="16.503cm" svg:y2="5.999cm">
          <text:p/>
        </draw:line>
        <draw:custom-shape draw:style-name="gr8" draw:text-style-name="P1" draw:layer="layout" svg:width="0.6cm" svg:height="0.725cm" draw:transform="rotate (1.5707963267949) translate (17.078cm 6.2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25cm" svg:height="0.45cm" draw:transform="rotate (2.35619449019234) translate (4.962cm 17.20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2.35619449019234) translate (5.245cm 16.85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2.35619449019234) translate (4.873cm 16.48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5cm" svg:height="0.225cm" draw:transform="rotate (2.35619449019234) translate (5.315cm 16.67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-0.785398163397449) translate (4.997cm 16.0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4cm" svg:height="0.8cm" draw:transform="rotate (2.35619449019234) translate (4.29cm 17.846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325cm" svg:y1="17.597cm" svg:x2="3.53cm" svg:y2="16.803cm">
          <text:p/>
        </draw:line>
        <draw:line draw:style-name="gr6" draw:text-style-name="P1" draw:layer="layout" svg:x1="4.467cm" svg:y1="17.454cm" svg:x2="3.672cm" svg:y2="16.66cm">
          <text:p/>
        </draw:line>
        <draw:line draw:style-name="gr6" draw:text-style-name="P1" draw:layer="layout" svg:x1="4.608cm" svg:y1="17.313cm" svg:x2="3.813cm" svg:y2="16.519cm">
          <text:p/>
        </draw:line>
        <draw:line draw:style-name="gr6" draw:text-style-name="P1" draw:layer="layout" svg:x1="3.796cm" svg:y1="17.35cm" svg:x2="4.361cm" svg:y2="16.785cm">
          <text:p/>
        </draw:line>
        <draw:line draw:style-name="gr7" draw:text-style-name="P1" draw:layer="layout" svg:x1="4.661cm" svg:y1="17.085cm" svg:x2="4.749cm" svg:y2="16.997cm">
          <text:p/>
        </draw:line>
        <draw:custom-shape draw:style-name="gr8" draw:text-style-name="P1" draw:layer="layout" svg:width="0.6cm" svg:height="0.725cm" draw:transform="rotate (-1.5707963267949) translate (4.175cm 16.7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925cm" svg:height="0.45cm" draw:transform="rotate (-2.35619449019235) translate (16.917cm 16.1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-2.35619449019235) translate (16.564cm 15.90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15cm" draw:transform="rotate (-2.35619449019235) translate (16.192cm 16.27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5cm" svg:height="0.225cm" draw:transform="rotate (-2.35619449019235) translate (16.387cm 15.8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0.785398163397448) translate (15.75cm 16.1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4cm" svg:height="0.8cm" draw:transform="rotate (-2.35619449019235) translate (17.554cm 16.859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305cm" svg:y1="16.824cm" svg:x2="16.511cm" svg:y2="17.619cm">
          <text:p/>
        </draw:line>
        <draw:line draw:style-name="gr6" draw:text-style-name="P1" draw:layer="layout" svg:x1="17.162cm" svg:y1="16.682cm" svg:x2="16.368cm" svg:y2="17.477cm">
          <text:p/>
        </draw:line>
        <draw:line draw:style-name="gr6" draw:text-style-name="P1" draw:layer="layout" svg:x1="17.021cm" svg:y1="16.54cm" svg:x2="16.227cm" svg:y2="17.335cm">
          <text:p/>
        </draw:line>
        <draw:line draw:style-name="gr6" draw:text-style-name="P1" draw:layer="layout" svg:x1="17.058cm" svg:y1="17.353cm" svg:x2="16.493cm" svg:y2="16.788cm">
          <text:p/>
        </draw:line>
        <draw:line draw:style-name="gr7" draw:text-style-name="P1" draw:layer="layout" svg:x1="16.793cm" svg:y1="16.487cm" svg:x2="16.705cm" svg:y2="16.399cm">
          <text:p/>
        </draw:line>
        <draw:custom-shape draw:style-name="gr8" draw:text-style-name="P1" draw:layer="layout" svg:width="0.6cm" svg:height="0.725cm" svg:x="16.467cm" svg:y="16.9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-2.35619449019235) translate (10.075cm 11.1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cm" svg:height="1cm" svg:x="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225cm" draw:transform="rotate (-2.35619449019235) translate (9.175cm 9.9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0.785398163397448) translate (9.95cm 10.9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0.785398163397448) translate (8.75cm 10.0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2.35619449019234) translate (9.931cm 10.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2.35619449019234) translate (9.006cm 11.2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-0.785398163397449) translate (10.119cm 9.9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15cm" svg:height="0.225cm" draw:transform="rotate (-0.785398163397449) translate (8.934cm 10.7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5.325cm" svg:y1="7.175cm" svg:x2="8.7cm" svg:y2="9.85cm">
          <text:p/>
        </draw:line>
        <draw:line draw:style-name="gr10" draw:text-style-name="P1" draw:layer="layout" svg:x1="10.45cm" svg:y1="9.75cm" svg:x2="15.925cm" svg:y2="6.75cm">
          <text:p/>
        </draw:line>
        <draw:line draw:style-name="gr10" draw:text-style-name="P1" draw:layer="layout" svg:x1="10.275cm" svg:y1="11.175cm" svg:x2="15.925cm" svg:y2="15.775cm">
          <text:p/>
        </draw:line>
        <draw:line draw:style-name="gr10" draw:text-style-name="P1" draw:layer="layout" svg:x1="8.875cm" svg:y1="11.2cm" svg:x2="5.35cm" svg:y2="16.1cm">
          <text:p/>
        </draw:line>
        <draw:frame draw:style-name="gr11" draw:text-style-name="P3" draw:layer="layout" svg:width="4.225cm" svg:height="1.675cm" svg:x="16cm" svg:y="7.025cm">
          <draw:text-box>
            <text:p text:style-name="P3"><text:span text:style-name="T3">Node 1</text:span></text:p>
            <text:p text:style-name="P3"><text:span text:style-name="T3">Pos( x1 / y1 )</text:span></text:p>
          </draw:text-box>
        </draw:frame>
        <draw:frame draw:style-name="gr11" draw:text-style-name="P3" draw:layer="layout" svg:width="4.225cm" svg:height="1.675cm" svg:x="5.425cm" svg:y="4.625cm">
          <draw:text-box>
            <text:p text:style-name="P3"><text:span text:style-name="T3">Node 2</text:span></text:p>
            <text:p text:style-name="P3"><text:span text:style-name="T3">Pos( x2 / y2 )</text:span></text:p>
          </draw:text-box>
        </draw:frame>
        <draw:frame draw:style-name="gr11" draw:text-style-name="P3" draw:layer="layout" svg:width="4.225cm" svg:height="1.675cm" svg:x="1.3cm" svg:y="14.275cm">
          <draw:text-box>
            <text:p text:style-name="P3"><text:span text:style-name="T3">Node 3</text:span></text:p>
            <text:p text:style-name="P3"><text:span text:style-name="T3">Pos( x3 / y3 )</text:span></text:p>
          </draw:text-box>
        </draw:frame>
        <draw:frame draw:style-name="gr11" draw:text-style-name="P3" draw:layer="layout" svg:width="4.225cm" svg:height="1.675cm" svg:x="15.75cm" svg:y="13.375cm">
          <draw:text-box>
            <text:p text:style-name="P3"><text:span text:style-name="T3">Node 4</text:span></text:p>
            <text:p text:style-name="P3"><text:span text:style-name="T3">Pos( x4 / y4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20:40:58.026346760</meta:creation-date>
    <dc:date>2014-08-23T00:59:44.499276955</dc:date>
    <meta:editing-duration>PT49M32S</meta:editing-duration>
    <meta:editing-cycles>10</meta:editing-cycles>
    <meta:generator>LibreOffice/4.2.5.2$Linux_X86_64 LibreOffice_project/420m0$Build-2</meta:generator>
    <meta:document-statistic meta:object-count="66"/>
  </office:meta>
</office:document-meta>
</file>